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45.75pt"/>
    </style:style>
    <style:style style:name="ro1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  <style:text-properties fo:color="#355269"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  <style:text-properties fo:color="#3465a4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3465a4"/>
    </style:style>
    <style:style style:name="ce11" style:family="table-cell" style:parent-style-name="Default">
      <style:table-cell-properties fo:background-color="#ffffd7" fo:border="0.06pt solid #000000"/>
      <style:text-properties fo:color="#355269"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94070a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00508f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0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54" table:default-cell-style-name="Default"/>
        <table:table-column table:style-name="co3" table:default-cell-style-name="Default"/>
        <table:table-column table:style-name="co2" table:number-columns-repeated="96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Пустота</text:p>
          </table:table-cell>
          <table:table-cell table:number-columns-repeated="9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кирпич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бетон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кусты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лед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вода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7" table:number-columns-repeated="3"/>
          <table:table-cell table:number-columns-repeated="9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8" table:number-columns-repeated="3"/>
          <table:table-cell table:number-columns-repeated="96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9"/>
          <table:table-cell table:style-name="ce28" table:number-columns-repeated="2"/>
          <table:table-cell table:number-columns-repeated="96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7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97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97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97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97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97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7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97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97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97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97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97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97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97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7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97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97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7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97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97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97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97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97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7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97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97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Z4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16:06:24.566338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1:31:15.277896618</meta:creation-date>
    <dc:date>2019-03-25T16:06:46.549874982</dc:date>
    <meta:editing-duration>PT1H43M47S</meta:editing-duration>
    <meta:editing-cycles>12</meta:editing-cycles>
    <meta:generator>LibreOffice/6.1.3.2$Linux_X86_64 LibreOffice_project/10$Build-2</meta:generator>
    <meta:document-statistic meta:table-count="1" meta:cell-count="2202" meta:object-count="0"/>
  </office:meta>
</office:document-meta>
</file>